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rsid="00024afa" officeooo:paragraph-rsid="00051298"/>
    </style:style>
    <style:style style:name="P2" style:family="paragraph" style:parent-style-name="Text_20_body">
      <style:text-properties officeooo:rsid="00024afa" officeooo:paragraph-rsid="00024afa"/>
    </style:style>
    <style:style style:name="P3" style:family="paragraph" style:parent-style-name="Text_20_body">
      <style:text-properties officeooo:rsid="00024afa" officeooo:paragraph-rsid="00051298"/>
    </style:style>
    <style:style style:name="P4" style:family="paragraph" style:parent-style-name="Text_20_body">
      <style:text-properties officeooo:paragraph-rsid="000512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denly, a light shot up from below the man.</text:p>
      <text:p text:style-name="Quotations">The light shone like a great serpent, arcing from the ground to the sky before disappearing into the darkness. Almost simultaneously, a piercing, high-pitched sound echoed through the narrow alley.</text:p>
      <text:p text:style-name="Quotations">"Oh no, my, my hand!"</text:p>
      <text:p text:style-name="Quotations">"Gaah!!!"</text:p>
      <text:p text:style-name="Quotations">The shadow stood before the man as if nothing had happened.</text:p>
      <text:p text:style-name="Quotations">"Attack them, you fools!"</text:p>
      <text:p text:style-name="Quotations">For a moment, the man listened to his enemy's words, but quickly dismissed them. He had made a decision.</text:p>
      <text:p text:style-name="Quotations">His left arm was a mechanical arm. The man felt an odd sensation when he should have felt a surge of pleasure as his blade pierced the enemy's head. The satisfying impact he expected from the blade hitting the shadow's head vanished at the last moment, leaving him with a feeling of emptiness as he swung his left arm to the ground. It was only when he swung it back that he realized his left machine arm had been severed at the wrist during the brief encounter with the shadow. The sharp cut on his machine wrist was still warm and emitted a faint wisp of smoke.</text:p>
      <text:p text:style-name="Quotations">Although his arm was mechanical, the man still felt the pain of losing i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21:53:37.046000000</meta:creation-date>
    <dc:date>2024-09-12T07:38:37.787000000</dc:date>
    <meta:editing-duration>PT9H34M41S</meta:editing-duration>
    <meta:editing-cycles>8</meta:editing-cycles>
    <meta:generator>LibreOffice/24.2.4.2$Windows_X86_64 LibreOffice_project/51a6219feb6075d9a4c46691dcfe0cd9c4fff3c2</meta:generator>
    <meta:document-statistic meta:table-count="0" meta:image-count="0" meta:object-count="0" meta:page-count="1" meta:paragraph-count="9" meta:word-count="200" meta:character-count="1097" meta:non-whitespace-character-count="906"/>
  </office:meta>
</office:document-meta>
</file>